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SVIWriter.checkForChildre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SVIWriter.translateValidationAttempted( short va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SVIWriter.setDocumentHandler( XMLDocumentHandler document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VIWriter.processPSVIAttributeDeclaration( XSAttributeDeclaration att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SVIWriter.processPSVIAttributeUses( XSObjectList us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PSVIWriter.processPSVIElementDeclarationRef( XSElementDeclaration ele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SVIWriter.processPSVIAttributeWildcard( XSWildcard wildcar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SVIWriter.processingInstruction( String target , XMLString data , Augmentations au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SVIWriter.translateCompositor( short comp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SVIWriter.getFeatureDefault( String feature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SVIWriter.processPSVIElementDeclaration( XSElementDeclaration ele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PSVIWriter.processPSVIEndElement( Augmentations aug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PSVIWriter.sendElementEvent( String elementName , String elemen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VIWriter.processPSVIValueConstraint( short constraintType , String constraint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SVIWriter.processPSVIComplexTypeDefinition( XSComplexTypeDefinition typ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PSVIWriter.endDocument( Augmentations au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SVIWriter.processPSVITypeDefinitionOrRef( String enclose , XSTypeDefinition 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SVIWriter.processDOMElement( Node node , String elementName , String tagNam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PSVIWriter.translateOrdered( short ordere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ElementState.ElementState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VIWriter.processPSVITypeDefinitionRef( String enclose , XSTypeDefinition 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PSVIWriter.translateScope( short sco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SVIWriter.translateConstraintType( short 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SVIWriter.getRecognized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VIWriter.textDecl( String version , String encoding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SVIWriter.processPSVIAnnotations( XSObjectList annotation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PSVIWriter.processPSVIStartElement( Augmentations au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SVIWriter.processInScopeNamespac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PSVIWriter.processPSVIWildcard( XSWildcard wildcar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PSVIWriter.createQName( String raw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SVIWriter.processPSVIElementDeclarationOrRef( XSElementDeclaration elem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SVIWriter.processPSVINamespaceItem( XSNamespaceItem item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SVIWriter.sendElementEvent( String elementName , XMLString elemen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VIWriter.createID( XSObject obj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PSVIWriter.setProperty( String propertyId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SVIWriter.processPSVISubstitutionGroupAffiliation( XSElementDeclaration ele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SVIWriter.setDocumentSource( XMLDocumentSourc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VIWriter.translateBlockOrFinal( short val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3">
            <text:p text:style-name="Table_20_Contents">23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PSVIWriter.sendIndentedElement( String tagName , Vector 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SVIWriter.sendStartElementEvent( String tagname , Vector 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SVIWriter.endCDATA(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SVIWriter.processNamespaceAttributes( XMLAttributes attribute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PSVIWriter.processPSVISchemaErrorCode( StringList errorCod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SVIWriter.translateDerivation( short deriv )</text:p>
          </table:table-cell>
          <table:table-cell office:value-type="float" office:value="7">
            <text:p text:style-name="Table_20_Contents">7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PSVIWriter.doctypeDecl( String rootElement , String publicId , String systemId , Augmentations aug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SVIWriter.sendUnIndentedElement( String tag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SVIWriter.translateVariety( short va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SVIWriter.processPSVIFields( StringList field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SVIWriter.getPropertyDefault( String property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SVIWriter.processPSVIFacets( XSSimpleTypeDefinition type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6">
            <text:p text:style-name="Table_20_Contents">16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PSVIWriter.reset( XMLComponentManager componentManag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SVIWriter.endGeneralEntity( String name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SVIWriter.getID( XS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SVIWriter.processPSVIParticle( XSParticle par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PSVIWriter.processPSVIAttributeGroupDefinition( XSAttributeGroupDefinition a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SVIWriter.processPSVIAttribute( Augmentations aug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PSVIWriter.processPSVIModelGroupDefinition( XSModelGroupDefinition mg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SVIWriter.processDOMAttributes( Element elem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0">
            <text:p text:style-name="Table_20_Contents">10</text:p>
          </table:table-cell>
          <table:table-cell office:value-type="float" office:value="67">
            <text:p text:style-name="Table_20_Contents">67</text:p>
          </table:table-cell>
        </table:table-row>
        <table:table-row>
          <table:table-cell office:value-type="string">
            <text:p text:style-name="Table_20_Contents">PSVIWriter.sendElementEvent( String elementName , Vector attributes , XMLString element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PSVIWriter.startGeneralEntity( String name , XMLResourceIdentifier identifier , String encoding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PSVIWriter.sendEndElementEvent( String tag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VIWriter.emptyElement( QName element , XMLAttributes attributes , Augmentations aug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PSVIWriter.ignorableWhitespace( XMLString text , Augmentations au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SVIWriter.processPSVIIdentityConstraintDefinitions( XSNamedMap constraint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PSVIWriter.translateType( short typ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PSVIWriter.sendEmptyElementEvent( String tag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VIWriter.processPSVIXPath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SVIWriter.getDocument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VIWriter.translateFacetKind( short kind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0">
            <text:p text:style-name="Table_20_Contents">0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PSVIWriter.processPSVIModelGroup( XSModelGroup m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SVIWriter.translateProcessContents( short proces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SVIWriter.sendIndentedElementWithID( String elementName , XS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SVIWriter.characters( XMLString text , Augmentations au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SVIWriter.processPSVIParticles( XSObjectList particl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SVIWriter.processPSVIElementRef( String elementName , XS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VIWriter.processPSVISchemaInformation( ElementPSVI elemPSVI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PSVIWriter.startCDATA(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SVIWriter.translateValueConstraintType( short 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SVIWriter.getRecognizedFeatur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VIWriter.translateCategory( short ca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SVIWriter.startElement( QName element , XMLAttributes attributes , Augmentations au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ElementState.get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State.isEmpty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VIWriter.translateContentType( short contentTyp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SVIWriter.setFeature( String featureId , boolean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SVIWriter.startDocument( XMLLocator locator , String encoding , NamespaceContext namespaceContext , Augmentations au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PSVIWriter.translateValidity( short va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SVIWriter.createAttributes( Vector att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SVIWriter.sendIndentedElement( String tag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VIWriter.PSVIWr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SVIWriter.sendElementEvent( String elementName , Vector attributes , String element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SVIWriter.sendEmptyElementEvent( String tagname , Vector 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SVIWriter.processPSVISchemaComponents( XSNamespaceItem item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3">
            <text:p text:style-name="Table_20_Contents">13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PSVIWriter.sendElementEvent( String elemen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VIWriter.sendInden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SVIWriter.processPSVIAttributeDeclarationRef( XSAttributeDeclaration at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SVIWriter.comment( XMLString text , Augmentations au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SVIWriter.sendNewL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VIWriter.xmlDecl( String version , String encoding , String standalone , Augmentations au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lementState.ElementState( XMLAttributes 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SVIWriter.processPSVIElementRef( String elementName , Vector attributes , XS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SVIWriter.processPSVIMemberTypeDefinitions( XSObjectList memTyp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SVIWriter.processPSVITypeDefinition( XSTypeDefinition 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SVIWriter.processAttributes( XMLAttributes attributes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6">
            <text:p text:style-name="Table_20_Contents">6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PSVIWriter.processPSVINotationDeclaration( XSNotationDeclaration no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SVIWriter.processPSVIScope( String enclose , XSComplexTypeDefinition enclosingCTD , short sco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SVIWriter.endElement( QName element , Augmentations aug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PSVIWriter.processPSVISchemaDocuments( XSNamespaceItem item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SVIWriter.processPSVISimpleTypeDefinition( XSSimpleTypeDefinition 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PSVIWriter.processPSVIAttributeDeclarationOrRef( XSAttributeDeclaration at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SVIWriter.processPSVISchemaAnnotations( XSObjectList annotation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SVIWriter.processPSVIAnnotation( XSAnnotation an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PSVIWriter.getDocument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